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2cm" fo:min-width="2.056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52cm" fo:min-width="2.058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8cm" fo:min-width="2.05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0.908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solid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408cm" fo:min-width="1.131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3cm" fo:min-width="0.5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199cm" fo:min-width="2.05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99cm" fo:min-width="2.058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478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199cm" fo:min-width="2.056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38cm" fo:min-width="0.47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32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3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325cm"/>
      <style:paragraph-properties style:writing-mode="lr-tb"/>
    </style:style>
    <style:style style:name="gr16" style:family="graphic" style:parent-style-name="objectwithoutfill">
      <style:graphic-properties svg:stroke-color="#000000" draw:fill="solid" draw:fill-color="#ffffff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098cm" fo:min-width="0.847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113cm" fo:min-width="1.07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5cm" fo:min-width="0.55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3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387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098cm" fo:min-width="0.848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097cm" fo:min-width="0.846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097cm" fo:min-width="0.845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112cm" fo:min-width="1.072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097cm" fo:min-width="0.84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1cm" fo:min-width="0.388cm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098cm" fo:min-width="1.164cm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122cm" fo:min-width="0.848cm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122cm" fo:min-width="0.846cm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122cm" fo:min-width="0.847cm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097cm" fo:min-width="0.848cm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121cm" fo:min-width="1.062cm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098cm" fo:min-width="0.849cm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097cm" fo:min-width="1.162cm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121cm" fo:min-width="1.06cm"/>
      <style:paragraph-properties style:writing-mode="lr-tb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099cm" fo:min-width="0.847cm"/>
      <style:paragraph-properties style:writing-mode="lr-tb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211cm" fo:min-width="1.292cm"/>
      <style:paragraph-properties style:writing-mode="lr-tb"/>
    </style:style>
    <style:style style:name="P1" style:family="paragraph">
      <style:paragraph-properties fo:text-align="center" style:writing-mode="lr-tb"/>
      <style:text-properties fo:font-size="15pt" style:font-size-asian="15pt" style:font-size-complex="15pt"/>
    </style:style>
    <style:style style:name="P2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style:paragraph-properties fo:text-align="center" style:writing-mode="lr-tb"/>
      <style:text-properties style:font-name="Liberation Sans1" fo:font-size="15pt" style:font-size-asian="15pt" style:font-size-complex="15pt"/>
    </style:style>
    <style:style style:name="P4" style:family="paragraph">
      <loext:graphic-properties draw:fill-color="#ffffff"/>
      <style:paragraph-properties fo:text-align="center" style:writing-mode="lr-tb"/>
      <style:text-properties style:font-name="Liberation Sans1" fo:font-size="15pt" style:font-size-asian="15pt" style:font-size-complex="15pt"/>
    </style:style>
    <style:style style:name="P5" style:family="paragraph"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center" style:writing-mode="lr-tb"/>
      <style:text-properties fo:font-size="9pt" style:font-size-asian="9pt" style:font-size-complex="9pt"/>
    </style:style>
    <style:style style:name="P9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10" style:family="paragraph">
      <style:text-properties fo:font-size="9pt" style:font-size-asian="9pt" style:font-size-complex="9pt"/>
    </style:style>
    <style:style style:name="P11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2" style:family="paragraph">
      <style:paragraph-properties fo:text-align="center" style:writing-mode="lr-tb"/>
      <style:text-properties fo:font-size="8pt" style:text-underline-style="solid" style:text-underline-width="auto" style:text-underline-color="font-color" style:font-size-asian="8pt" style:font-size-complex="8pt"/>
    </style:style>
    <style:style style:name="P13" style:family="paragraph">
      <loext:graphic-properties draw:fill-color="#ffffff"/>
      <style:paragraph-properties fo:text-align="center" style:writing-mode="lr-tb"/>
      <style:text-properties fo:font-size="8pt" style:text-underline-style="solid" style:text-underline-width="auto" style:text-underline-color="font-color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5" style:family="paragraph">
      <style:paragraph-properties fo:text-align="center" style:writing-mode="lr-tb"/>
      <style:text-properties fo:font-size="8pt" style:text-underline-style="none" style:font-size-asian="8pt" style:font-size-complex="8pt"/>
    </style:style>
    <style:style style:name="P16" style:family="paragraph">
      <loext:graphic-properties draw:fill-color="#ffffff"/>
      <style:paragraph-properties fo:text-align="center" style:writing-mode="lr-tb"/>
      <style:text-properties fo:font-size="8pt" style:text-underline-style="none" style:font-size-asian="8pt" style:font-size-complex="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Sans1" fo:font-size="15pt" style:font-size-asian="15pt" style:font-size-complex="15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font-size="8pt" style:text-underline-style="none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556cm" svg:height="1.37cm" svg:x="2.537cm" svg:y="4.393cm">
          <text:p text:style-name="P1"><text:span text:style-name="T1">Dru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558cm" svg:height="1.402cm" svg:x="11.498cm" svg:y="4.393cm">
          <text:p text:style-name="P3"><text:span text:style-name="T2">Pro</text:span><text:span text:style-name="T2">tei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2.555cm" svg:height="1.43cm" svg:x="20.458cm" svg:y="4.393cm">
          <text:p text:style-name="P1"><text:span text:style-name="T1">Gen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2.814cm" svg:height="1.522cm" svg:x="6.806cm" svg:y="4.334cm">
          <text:p text:style-name="P5"><text:span text:style-name="T3">interacts wi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draw:type="line" svg:x1="9.62cm" svg:y1="5.095cm" svg:x2="11.498cm" svg:y2="5.094cm" draw:start-shape="id1" draw:start-glue-point="7" draw:end-shape="id2" draw:end-glue-point="3" svg:d="M9620 5095l1878-1" svg:viewBox="0 0 1879 2">
          <text:p/>
        </draw:connector>
        <draw:connector draw:style-name="gr5" draw:text-style-name="P7" draw:layer="layout" draw:type="line" svg:x1="5.093cm" svg:y1="5.078cm" svg:x2="6.806cm" svg:y2="5.095cm" draw:start-shape="id3" draw:start-glue-point="1" draw:end-shape="id1" draw:end-glue-point="5" svg:d="M5093 5078l1713 17" svg:viewBox="0 0 1714 18">
          <text:p/>
        </draw:connector>
        <draw:custom-shape draw:style-name="gr6" draw:text-style-name="P6" xml:id="id4" draw:id="id4" draw:layer="layout" svg:width="3.261cm" svg:height="1.314cm" svg:x="15.434cm" svg:y="4.482cm">
          <text:p text:style-name="P5"><text:span text:style-name="T3">synthesized 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draw:type="line" svg:x1="18.695cm" svg:y1="5.139cm" svg:x2="20.458cm" svg:y2="5.108cm" draw:start-shape="id4" draw:start-glue-point="7" draw:end-shape="id5" draw:end-glue-point="3" svg:d="M18695 5139l1763-31" svg:viewBox="0 0 1764 32">
          <text:p/>
        </draw:connector>
        <draw:connector draw:style-name="gr5" draw:text-style-name="P7" draw:layer="layout" draw:type="line" svg:x1="14.056cm" svg:y1="5.094cm" svg:x2="15.434cm" svg:y2="5.139cm" draw:start-shape="id2" draw:start-glue-point="1" draw:end-shape="id4" draw:end-glue-point="5" svg:d="M14056 5094l1378 45" svg:viewBox="0 0 1379 46">
          <text:p/>
        </draw:connector>
        <draw:custom-shape draw:style-name="gr7" draw:text-style-name="P9" xml:id="id19" draw:id="id19" draw:layer="layout" svg:width="2.098cm" svg:height="1.005cm" svg:x="20.689cm" svg:y="7.119cm">
          <text:p text:style-name="P8"><text:span text:style-name="T4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18" draw:id="id18" draw:layer="layout" svg:width="2.555cm" svg:height="1.449cm" svg:x="20.458cm" svg:y="9.449cm">
          <text:p text:style-name="P1"><text:span text:style-name="T1">S</text:span><text:span text:style-name="T1">N</text:span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6" draw:id="id16" draw:layer="layout" svg:width="2.558cm" svg:height="1.449cm" svg:x="11.498cm" svg:y="9.449cm">
          <text:p text:style-name="P1"><text:span text:style-name="T1">DDG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17" draw:id="id17" draw:layer="layout" svg:width="1.955cm" svg:height="1.08cm" svg:x="16.422cm" svg:y="9.688cm">
          <text:p text:style-name="P5"><text:span text:style-name="T3">cau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1" draw:id="id11" draw:layer="layout" svg:width="2.556cm" svg:height="1.449cm" svg:x="2.537cm" svg:y="9.449cm">
          <text:p text:style-name="P1"><text:span text:style-name="T1">DDI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15" draw:id="id15" draw:layer="layout" svg:width="1.956cm" svg:height="1.175cm" svg:x="7.115cm" svg:y="9.567cm">
          <text:p text:style-name="P5"><text:span text:style-name="T3">IS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1" draw:layer="layout" svg:width="0.826cm" svg:height="0.9cm" svg:x="21.585cm" svg:y="5.702cm">
          <draw:text-box>
            <text:p text:style-name="P10"><text:span text:style-name="T4">1</text:span></text:p>
          </draw:text-box>
        </draw:frame>
        <draw:frame draw:style-name="gr14" draw:text-style-name="P11" draw:layer="layout" svg:width="0.889cm" svg:height="0.9cm" svg:x="13.987cm" svg:y="5.111cm">
          <draw:text-box>
            <text:p text:style-name="P10"><text:span text:style-name="T4">N</text:span></text:p>
          </draw:text-box>
        </draw:frame>
        <draw:frame draw:style-name="gr15" draw:text-style-name="P11" draw:layer="layout" svg:width="0.825cm" svg:height="0.9cm" svg:x="19.646cm" svg:y="5.111cm">
          <draw:text-box>
            <text:p text:style-name="P10"><text:span text:style-name="T4">1</text:span></text:p>
          </draw:text-box>
        </draw:frame>
        <draw:connector draw:style-name="gr16" draw:text-style-name="P7" draw:layer="layout" draw:type="line" svg:x1="10.882cm" svg:y1="3.76cm" svg:x2="12.777cm" svg:y2="4.393cm" draw:start-shape="id6" draw:start-glue-point="10" draw:end-shape="id2" draw:end-glue-point="0" svg:d="M10882 3760l1895 633" svg:viewBox="0 0 1896 634">
          <text:p/>
        </draw:connector>
        <draw:connector draw:style-name="gr16" draw:text-style-name="P7" draw:layer="layout" draw:type="line" svg:x1="9.967cm" svg:y1="3.058cm" svg:x2="12.777cm" svg:y2="4.393cm" draw:start-shape="id7" draw:start-glue-point="10" draw:end-shape="id2" draw:end-glue-point="0" svg:d="M9967 3058l2810 1335" svg:viewBox="0 0 2811 1336">
          <text:p/>
        </draw:connector>
        <draw:connector draw:style-name="gr16" draw:text-style-name="P7" draw:layer="layout" draw:type="line" svg:x1="11.042cm" svg:y1="2.697cm" svg:x2="12.777cm" svg:y2="4.393cm" draw:start-shape="id8" draw:start-glue-point="8" draw:end-shape="id2" draw:end-glue-point="0" svg:d="M11042 2697l1735 1696" svg:viewBox="0 0 1736 1697">
          <text:p/>
        </draw:connector>
        <draw:connector draw:style-name="gr16" draw:text-style-name="P7" draw:layer="layout" draw:type="line" svg:x1="8.788cm" svg:y1="2.318cm" svg:x2="12.777cm" svg:y2="4.393cm" draw:start-shape="id9" draw:start-glue-point="8" draw:end-shape="id2" draw:end-glue-point="0" svg:d="M8788 2318l3989 2075" svg:viewBox="0 0 3990 2076">
          <text:p/>
        </draw:connector>
        <draw:connector draw:style-name="gr16" draw:text-style-name="P7" draw:layer="layout" draw:type="line" svg:x1="15.072cm" svg:y1="3.344cm" svg:x2="12.777cm" svg:y2="4.393cm" draw:start-shape="id10" draw:start-glue-point="8" draw:end-shape="id2" draw:end-glue-point="0" svg:d="M15072 3344l-2295 1049" svg:viewBox="0 0 2296 1050">
          <text:p/>
        </draw:connector>
        <draw:custom-shape draw:style-name="gr17" draw:text-style-name="P13" xml:id="id12" draw:id="id12" draw:layer="layout" svg:width="1.903cm" svg:height="0.49cm" svg:x="0.278cm" svg:y="12.314cm">
          <text:p text:style-name="P12"><text:span text:style-name="T5">drug1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xml:id="id13" draw:id="id13" draw:layer="layout" svg:width="1.903cm" svg:height="0.49cm" svg:x="2.66cm" svg:y="12.314cm">
          <text:p text:style-name="P12"><text:span text:style-name="T5">drug2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14" draw:id="id14" draw:layer="layout" svg:width="2.221cm" svg:height="0.513cm" svg:x="4.91cm" svg:y="12.314cm">
          <text:p text:style-name="P5"><text:span text:style-name="T3">descrip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3.815cm" svg:y1="10.898cm" svg:x2="1.229cm" svg:y2="12.314cm" draw:start-shape="id11" draw:start-glue-point="2" draw:end-shape="id12" draw:end-glue-point="4" svg:d="M3815 10898l-2586 1416" svg:viewBox="0 0 2587 1417">
          <text:p/>
        </draw:connector>
        <draw:connector draw:style-name="gr16" draw:text-style-name="P7" draw:layer="layout" draw:type="line" svg:x1="3.815cm" svg:y1="10.898cm" svg:x2="3.611cm" svg:y2="12.314cm" draw:start-shape="id11" draw:start-glue-point="2" draw:end-shape="id13" draw:end-glue-point="4" svg:d="M3815 10898l-204 1416" svg:viewBox="0 0 205 1417">
          <text:p/>
        </draw:connector>
        <draw:connector draw:style-name="gr16" draw:text-style-name="P7" draw:layer="layout" draw:type="line" svg:x1="3.815cm" svg:y1="10.898cm" svg:x2="6.021cm" svg:y2="12.314cm" draw:start-shape="id11" draw:start-glue-point="2" draw:end-shape="id14" draw:end-glue-point="4" svg:d="M3815 10898l2206 1416" svg:viewBox="0 0 2207 1417">
          <text:p/>
        </draw:connector>
        <draw:frame draw:style-name="gr19" draw:text-style-name="P14" draw:layer="layout" svg:width="1.052cm" svg:height="1.175cm" svg:x="21.533cm" svg:y="8.613cm">
          <draw:text-box>
            <text:p><text:span text:style-name="T6">N</text:span></text:p>
          </draw:text-box>
        </draw:frame>
        <draw:connector draw:style-name="gr16" draw:text-style-name="P7" draw:layer="layout" draw:type="line" svg:x1="5.093cm" svg:y1="10.173cm" svg:x2="7.115cm" svg:y2="10.155cm" draw:start-shape="id11" draw:start-glue-point="1" draw:end-shape="id15" draw:end-glue-point="5" svg:d="M5093 10173l2022-18" svg:viewBox="0 0 2023 19">
          <text:p/>
        </draw:connector>
        <draw:connector draw:style-name="gr16" draw:text-style-name="P7" draw:layer="layout" draw:type="line" svg:x1="9.071cm" svg:y1="10.155cm" svg:x2="11.498cm" svg:y2="10.173cm" draw:start-shape="id15" draw:start-glue-point="7" draw:end-shape="id16" draw:end-glue-point="3" svg:d="M9071 10155l2427 18" svg:viewBox="0 0 2428 19">
          <text:p/>
        </draw:connector>
        <draw:connector draw:style-name="gr16" draw:text-style-name="P7" draw:layer="layout" draw:type="line" svg:x1="14.056cm" svg:y1="10.173cm" svg:x2="16.422cm" svg:y2="10.228cm" draw:start-shape="id16" draw:start-glue-point="1" draw:end-shape="id17" draw:end-glue-point="5" svg:d="M14056 10173l2366 55" svg:viewBox="0 0 2367 56">
          <text:p/>
        </draw:connector>
        <draw:connector draw:style-name="gr16" draw:text-style-name="P7" draw:layer="layout" draw:type="line" svg:x1="18.377cm" svg:y1="10.228cm" svg:x2="20.458cm" svg:y2="10.173cm" draw:start-shape="id17" draw:start-glue-point="7" draw:end-shape="id18" draw:end-glue-point="3" svg:d="M18377 10228l2081-55" svg:viewBox="0 0 2082 56">
          <text:p/>
        </draw:connector>
        <draw:connector draw:style-name="gr16" draw:text-style-name="P7" draw:layer="layout" draw:type="line" svg:x1="21.735cm" svg:y1="5.823cm" svg:x2="21.738cm" svg:y2="7.119cm" draw:start-shape="id5" draw:start-glue-point="2" draw:end-shape="id19" draw:end-glue-point="4" svg:d="M21735 5823l3 1296" svg:viewBox="0 0 4 1297">
          <text:p/>
        </draw:connector>
        <draw:connector draw:style-name="gr16" draw:text-style-name="P7" draw:layer="layout" draw:type="line" svg:x1="21.738cm" svg:y1="8.124cm" svg:x2="21.735cm" svg:y2="9.449cm" draw:start-shape="id19" draw:start-glue-point="6" draw:end-shape="id18" draw:end-glue-point="0" svg:d="M21738 8124l-3 1325" svg:viewBox="0 0 4 1326">
          <text:p/>
        </draw:connector>
        <draw:frame draw:style-name="gr14" draw:text-style-name="P11" draw:layer="layout" svg:width="0.889cm" svg:height="0.9cm" svg:x="13.868cm" svg:y="9.412cm">
          <draw:text-box>
            <text:p text:style-name="P10"><text:span text:style-name="T4">N</text:span></text:p>
          </draw:text-box>
        </draw:frame>
        <draw:frame draw:style-name="gr20" draw:text-style-name="P11" draw:layer="layout" svg:width="0.888cm" svg:height="0.9cm" svg:x="19.696cm" svg:y="9.412cm">
          <draw:text-box>
            <text:p text:style-name="P10"><text:span text:style-name="T4">N</text:span></text:p>
          </draw:text-box>
        </draw:frame>
        <draw:frame draw:style-name="gr21" draw:text-style-name="P11" draw:layer="layout" svg:width="0.887cm" svg:height="0.9cm" svg:x="10.832cm" svg:y="9.413cm">
          <draw:text-box>
            <text:p text:style-name="P10"><text:span text:style-name="T4">N</text:span></text:p>
          </draw:text-box>
        </draw:frame>
        <draw:frame draw:style-name="gr21" draw:text-style-name="P11" draw:layer="layout" svg:width="0.887cm" svg:height="0.9cm" svg:x="4.882cm" svg:y="9.415cm">
          <draw:text-box>
            <text:p text:style-name="P10"><text:span text:style-name="T4">N</text:span></text:p>
          </draw:text-box>
        </draw:frame>
        <draw:custom-shape draw:style-name="gr22" draw:text-style-name="P13" xml:id="id20" draw:id="id20" draw:layer="layout" svg:width="1.904cm" svg:height="0.492cm" svg:x="9.026cm" svg:y="12.315cm">
          <text:p text:style-name="P12"><text:span text:style-name="T5">drug1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xml:id="id21" draw:id="id21" draw:layer="layout" svg:width="1.902cm" svg:height="0.491cm" svg:x="11.134cm" svg:y="12.355cm">
          <text:p text:style-name="P12"><text:span text:style-name="T5">drug2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22" draw:id="id22" draw:layer="layout" svg:width="2.221cm" svg:height="0.511cm" svg:x="14.122cm" svg:y="11.374cm">
          <text:p text:style-name="P5"><text:span text:style-name="T3">descrip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12.777cm" svg:y1="10.898cm" svg:x2="9.978cm" svg:y2="12.315cm" draw:start-shape="id16" draw:start-glue-point="2" draw:end-shape="id20" draw:end-glue-point="4" svg:d="M12777 10898l-2799 1417" svg:viewBox="0 0 2800 1418">
          <text:p/>
        </draw:connector>
        <draw:connector draw:style-name="gr16" draw:text-style-name="P7" draw:layer="layout" draw:type="line" svg:x1="12.777cm" svg:y1="10.898cm" svg:x2="12.085cm" svg:y2="12.355cm" draw:start-shape="id16" draw:start-glue-point="2" draw:end-shape="id21" draw:end-glue-point="4" svg:d="M12777 10898l-692 1457" svg:viewBox="0 0 693 1458">
          <text:p/>
        </draw:connector>
        <draw:connector draw:style-name="gr16" draw:text-style-name="P7" draw:layer="layout" draw:type="line" svg:x1="12.777cm" svg:y1="10.898cm" svg:x2="15.233cm" svg:y2="11.374cm" draw:start-shape="id16" draw:start-glue-point="2" draw:end-shape="id22" draw:end-glue-point="4" svg:d="M12777 10898l2456 476" svg:viewBox="0 0 2457 477">
          <text:p/>
        </draw:connector>
        <draw:custom-shape draw:style-name="gr24" draw:text-style-name="P13" xml:id="id24" draw:id="id24" draw:layer="layout" svg:width="1.901cm" svg:height="0.491cm" svg:x="19.815cm" svg:y="12.021cm">
          <text:p text:style-name="P12"><text:span text:style-name="T5">var_alle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xml:id="id25" draw:id="id25" draw:layer="layout" svg:width="2.222cm" svg:height="0.512cm" svg:x="21.289cm" svg:y="12.596cm">
          <text:p text:style-name="P5"><text:span text:style-name="T3">descrip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21.916cm" svg:y1="10.9cm" svg:x2="19.283cm" svg:y2="11.429cm" draw:end-shape="id23" draw:end-glue-point="4" svg:d="M21916 10900l-2633 529" svg:viewBox="0 0 2634 530">
          <text:p/>
        </draw:connector>
        <draw:connector draw:style-name="gr16" draw:text-style-name="P7" draw:layer="layout" draw:type="line" svg:x1="21.916cm" svg:y1="10.9cm" svg:x2="20.766cm" svg:y2="12.021cm" draw:end-shape="id24" draw:end-glue-point="4" svg:d="M21916 10900l-1150 1121" svg:viewBox="0 0 1151 1122">
          <text:p/>
        </draw:connector>
        <draw:connector draw:style-name="gr16" draw:text-style-name="P7" xml:id="id49" draw:id="id49" draw:layer="layout" draw:type="line" svg:x1="21.916cm" svg:y1="10.9cm" svg:x2="22.4cm" svg:y2="12.596cm" draw:end-shape="id25" draw:end-glue-point="4" svg:d="M21916 10900l484 1696" svg:viewBox="0 0 485 1697">
          <text:p/>
        </draw:connector>
        <draw:custom-shape draw:style-name="gr26" draw:text-style-name="P13" xml:id="id23" draw:id="id23" draw:layer="layout" svg:width="1.903cm" svg:height="0.491cm" svg:x="18.332cm" svg:y="11.429cm">
          <text:p text:style-name="P12"><text:span text:style-name="T5">snp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1" draw:layer="layout" svg:width="0.888cm" svg:height="0.901cm" svg:x="10.812cm" svg:y="5.019cm">
          <draw:text-box>
            <text:p text:style-name="P10"><text:span text:style-name="T4">N</text:span></text:p>
          </draw:text-box>
        </draw:frame>
        <draw:frame draw:style-name="gr14" draw:text-style-name="P11" draw:layer="layout" svg:width="0.889cm" svg:height="0.9cm" svg:x="4.86cm" svg:y="5.021cm">
          <draw:text-box>
            <text:p text:style-name="P10"><text:span text:style-name="T4">N</text:span></text:p>
          </draw:text-box>
        </draw:frame>
        <draw:custom-shape draw:style-name="gr23" draw:text-style-name="P13" xml:id="id26" draw:id="id26" draw:layer="layout" svg:width="1.902cm" svg:height="0.491cm" svg:x="13.199cm" svg:y="12.355cm">
          <text:p text:style-name="P12"><text:span text:style-name="T5">protein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12.777cm" svg:y1="10.898cm" svg:x2="14.15cm" svg:y2="12.355cm" draw:start-shape="id16" draw:start-glue-point="2" draw:end-shape="id26" draw:end-glue-point="4" svg:d="M12777 10898l1373 1457" svg:viewBox="0 0 1374 1458">
          <text:p/>
        </draw:connector>
        <draw:custom-shape draw:style-name="gr17" draw:text-style-name="P13" xml:id="id6" draw:id="id6" draw:layer="layout" svg:width="1.903cm" svg:height="0.49cm" svg:x="8.979cm" svg:y="3.515cm">
          <text:p text:style-name="P12"><text:span text:style-name="T5">drug</text:span><text:span text:style-name="T5">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xml:id="id7" draw:id="id7" draw:layer="layout" svg:width="1.905cm" svg:height="0.49cm" svg:x="8.062cm" svg:y="2.813cm">
          <text:p text:style-name="P12"><text:span text:style-name="T7">protein_i</text:span><text:span text:style-name="T7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xml:id="id8" draw:id="id8" draw:layer="layout" svg:width="1.905cm" svg:height="0.491cm" svg:x="10.089cm" svg:y="2.206cm">
          <text:p text:style-name="P12"><text:span text:style-name="T7">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xml:id="id9" draw:id="id9" draw:layer="layout" svg:width="2.352cm" svg:height="0.492cm" svg:x="7.612cm" svg:y="1.826cm">
          <text:p text:style-name="P15">protein_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xml:id="id10" draw:id="id10" draw:layer="layout" svg:width="1.904cm" svg:height="0.526cm" svg:x="14.12cm" svg:y="2.818cm">
          <text:p text:style-name="P15">func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38" draw:id="id38" draw:layer="layout" svg:width="1.905cm" svg:height="0.49cm" svg:x="14.234cm" svg:y="3.662cm">
          <text:p text:style-name="P15">pubmed_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xml:id="id27" draw:id="id27" draw:layer="layout" svg:width="1.902cm" svg:height="0.524cm" svg:x="10.551cm" svg:y="1.275cm">
          <text:p text:style-name="P15">uniprot_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xml:id="id28" draw:id="id28" draw:layer="layout" svg:width="1.903cm" svg:height="0.524cm" svg:x="13.218cm" svg:y="2.223cm">
          <text:p text:style-name="P15">ge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11.502cm" svg:y1="1.799cm" svg:x2="12.778cm" svg:y2="4.393cm" draw:start-shape="id27" draw:start-glue-point="8" svg:d="M11502 1799l1276 2594" svg:viewBox="0 0 1277 2595">
          <text:p/>
        </draw:connector>
        <draw:connector draw:style-name="gr16" draw:text-style-name="P7" draw:layer="layout" draw:type="line" svg:x1="14.169cm" svg:y1="2.747cm" svg:x2="12.778cm" svg:y2="4.393cm" draw:start-shape="id28" draw:start-glue-point="8" svg:d="M14169 2747l-1391 1646" svg:viewBox="0 0 1392 1647">
          <text:p/>
        </draw:connector>
        <draw:connector draw:style-name="gr16" draw:text-style-name="P7" draw:layer="layout" draw:type="line" svg:x1="19.753cm" svg:y1="3.762cm" svg:x2="21.645cm" svg:y2="4.394cm" draw:start-shape="id29" draw:start-glue-point="10" svg:d="M19753 3762l1892 632" svg:viewBox="0 0 1893 633">
          <text:p/>
        </draw:connector>
        <draw:connector draw:style-name="gr16" draw:text-style-name="P7" draw:layer="layout" draw:type="line" svg:x1="21.471cm" svg:y1="2.776cm" svg:x2="21.645cm" svg:y2="4.394cm" draw:start-shape="id30" draw:start-glue-point="8" svg:d="M21471 2776l174 1618" svg:viewBox="0 0 175 1619">
          <text:p/>
        </draw:connector>
        <draw:connector draw:style-name="gr16" draw:text-style-name="P7" draw:layer="layout" draw:type="line" svg:x1="22.789cm" svg:y1="2.108cm" svg:x2="21.645cm" svg:y2="4.394cm" draw:start-shape="id31" draw:start-glue-point="8" svg:d="M22789 2108l-1144 2286" svg:viewBox="0 0 1145 2287">
          <text:p/>
        </draw:connector>
        <draw:custom-shape draw:style-name="gr32" draw:text-style-name="P13" xml:id="id29" draw:id="id29" draw:layer="layout" svg:width="1.904cm" svg:height="0.491cm" svg:x="17.849cm" svg:y="3.516cm">
          <text:p text:style-name="P12"><text:span text:style-name="T5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xml:id="id35" draw:id="id35" draw:layer="layout" svg:width="1.905cm" svg:height="0.491cm" svg:x="18.538cm" svg:y="2.402cm">
          <text:p text:style-name="P15"><text:span text:style-name="T8">symbo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xml:id="id30" draw:id="id30" draw:layer="layout" svg:width="1.905cm" svg:height="0.49cm" svg:x="20.518cm" svg:y="2.286cm">
          <text:p text:style-name="P12"><text:span text:style-name="T7">chr_n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xml:id="id31" draw:id="id31" draw:layer="layout" svg:width="1.906cm" svg:height="0.491cm" svg:x="21.836cm" svg:y="1.617cm">
          <text:p text:style-name="P15">sta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32" draw:id="id32" draw:layer="layout" svg:width="1.905cm" svg:height="0.49cm" svg:x="23.088cm" svg:y="3.467cm">
          <text:p text:style-name="P15">d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xml:id="id34" draw:id="id34" draw:layer="layout" draw:type="line" svg:x1="24.041cm" svg:y1="3.957cm" svg:x2="21.646cm" svg:y2="4.394cm" draw:start-shape="id32" draw:start-glue-point="8" svg:d="M24041 3957l-2395 437" svg:viewBox="0 0 2396 438">
          <text:p/>
        </draw:connector>
        <draw:custom-shape draw:style-name="gr31" draw:text-style-name="P16" xml:id="id33" draw:id="id33" draw:layer="layout" svg:width="1.905cm" svg:height="0.524cm" svg:x="23.047cm" svg:y="2.198cm">
          <text:p text:style-name="P15">e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24cm" svg:y1="2.722cm" svg:x2="21.646cm" svg:y2="4.394cm" draw:start-shape="id33" draw:start-glue-point="8" draw:end-shape="id34" draw:end-glue-point="3" svg:d="M24000 2722l-2354 1672" svg:viewBox="0 0 2355 1673">
          <text:p/>
        </draw:connector>
        <draw:connector draw:style-name="gr16" draw:text-style-name="P7" draw:layer="layout" draw:type="line" svg:x1="19.491cm" svg:y1="2.893cm" svg:x2="21.646cm" svg:y2="4.394cm" draw:start-shape="id35" draw:start-glue-point="8" draw:end-shape="id34" draw:end-glue-point="3" svg:d="M19491 2893l2155 1501" svg:viewBox="0 0 2156 1502">
          <text:p/>
        </draw:connector>
        <draw:custom-shape draw:style-name="gr33" draw:text-style-name="P16" xml:id="id36" draw:id="id36" draw:layer="layout" svg:width="2.208cm" svg:height="0.525cm" svg:x="12.519cm" svg:y="1.001cm">
          <text:p text:style-name="P15">uniprot_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xml:id="id37" draw:id="id37" draw:layer="layout" draw:type="line" svg:x1="13.623cm" svg:y1="1.526cm" svg:x2="12.778cm" svg:y2="4.393cm" draw:start-shape="id36" draw:start-glue-point="8" svg:d="M13623 1526l-845 2867" svg:viewBox="0 0 846 2868">
          <text:p/>
        </draw:connector>
        <draw:connector draw:style-name="gr16" draw:text-style-name="P7" draw:layer="layout" draw:type="line" svg:x1="12.778cm" svg:y1="4.393cm" svg:x2="15.187cm" svg:y2="4.152cm" draw:start-shape="id37" draw:start-glue-point="3" draw:end-shape="id38" draw:end-glue-point="8" svg:d="M12778 4393l2409-241" svg:viewBox="0 0 2410 242">
          <text:p/>
        </draw:connector>
        <draw:connector draw:style-name="gr16" draw:text-style-name="P7" draw:layer="layout" draw:type="line" svg:x1="2.281cm" svg:y1="3.919cm" svg:x2="3.788cm" svg:y2="4.393cm" draw:start-shape="id39" draw:start-glue-point="10" svg:d="M2281 3919l1507 474" svg:viewBox="0 0 1508 475">
          <text:p/>
        </draw:connector>
        <draw:connector draw:style-name="gr16" draw:text-style-name="P7" draw:layer="layout" draw:type="line" svg:x1="2.072cm" svg:y1="3.215cm" svg:x2="3.788cm" svg:y2="4.393cm" draw:start-shape="id40" draw:start-glue-point="10" svg:d="M2072 3215l1716 1178" svg:viewBox="0 0 1717 1179">
          <text:p/>
        </draw:connector>
        <draw:connector draw:style-name="gr16" draw:text-style-name="P7" draw:layer="layout" draw:type="line" svg:x1="2.296cm" svg:y1="1.832cm" svg:x2="3.788cm" svg:y2="4.393cm" draw:start-shape="id41" draw:start-glue-point="8" svg:d="M2296 1832l1492 2561" svg:viewBox="0 0 1493 2562">
          <text:p/>
        </draw:connector>
        <draw:connector draw:style-name="gr16" draw:text-style-name="P7" draw:layer="layout" draw:type="line" svg:x1="1.309cm" svg:y1="2.535cm" svg:x2="3.788cm" svg:y2="4.393cm" draw:start-shape="id42" draw:start-glue-point="8" svg:d="M1309 2535l2479 1858" svg:viewBox="0 0 2480 1859">
          <text:p/>
        </draw:connector>
        <draw:custom-shape draw:style-name="gr26" draw:text-style-name="P13" xml:id="id39" draw:id="id39" draw:layer="layout" svg:width="1.905cm" svg:height="0.491cm" svg:x="0.376cm" svg:y="3.673cm">
          <text:p text:style-name="P12"><text:span text:style-name="T5">drug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40" draw:id="id40" draw:layer="layout" svg:width="1.907cm" svg:height="0.492cm" svg:x="0.165cm" svg:y="2.969cm">
          <text:p text:style-name="P15"><text:span text:style-name="T8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xml:id="id41" draw:id="id41" draw:layer="layout" svg:width="1.905cm" svg:height="0.491cm" svg:x="1.343cm" svg:y="1.341cm">
          <text:p text:style-name="P15"><text:span text:style-name="T8">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42" draw:id="id42" draw:layer="layout" svg:width="2.35cm" svg:height="0.491cm" svg:x="0.134cm" svg:y="2.044cm">
          <text:p text:style-name="P15">synony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xml:id="id46" draw:id="id46" draw:layer="layout" svg:width="1.905cm" svg:height="0.491cm" svg:x="4.876cm" svg:y="3.523cm">
          <text:p text:style-name="P15">pubmed_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xml:id="id43" draw:id="id43" draw:layer="layout" svg:width="1.905cm" svg:height="0.524cm" svg:x="4.035cm" svg:y="1.118cm">
          <text:p text:style-name="P15">descrip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4.988cm" svg:y1="1.642cm" svg:x2="3.789cm" svg:y2="4.393cm" draw:start-shape="id43" draw:start-glue-point="8" svg:d="M4988 1642l-1199 2751" svg:viewBox="0 0 1200 2752">
          <text:p/>
        </draw:connector>
        <draw:custom-shape draw:style-name="gr36" draw:text-style-name="P16" xml:id="id44" draw:id="id44" draw:layer="layout" svg:width="2.206cm" svg:height="0.523cm" svg:x="2.65cm" svg:y="1.903cm">
          <text:p text:style-name="P15">Indic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xml:id="id45" draw:id="id45" draw:layer="layout" draw:type="line" svg:x1="3.753cm" svg:y1="2.426cm" svg:x2="3.789cm" svg:y2="4.393cm" draw:start-shape="id44" draw:start-glue-point="8" svg:d="M3753 2426l36 1967" svg:viewBox="0 0 37 1968">
          <text:p/>
        </draw:connector>
        <draw:connector draw:style-name="gr16" draw:text-style-name="P7" draw:layer="layout" draw:type="line" svg:x1="3.789cm" svg:y1="4.393cm" svg:x2="5.829cm" svg:y2="4.014cm" draw:start-shape="id45" draw:start-glue-point="3" draw:end-shape="id46" draw:end-glue-point="8" svg:d="M3789 4393l2040-379" svg:viewBox="0 0 2041 380">
          <text:p/>
        </draw:connector>
        <draw:custom-shape draw:style-name="gr37" draw:text-style-name="P16" xml:id="id47" draw:id="id47" draw:layer="layout" svg:width="1.903cm" svg:height="0.493cm" svg:x="5.121cm" svg:y="2.78cm">
          <text:p text:style-name="P15">P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xml:id="id48" draw:id="id48" draw:layer="layout" svg:width="1.904cm" svg:height="0.49cm" svg:x="5.122cm" svg:y="2.041cm">
          <text:p text:style-name="P15">P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3.789cm" svg:y1="4.393cm" svg:x2="6.072cm" svg:y2="3.273cm" draw:start-shape="id45" draw:start-glue-point="3" draw:end-shape="id47" draw:end-glue-point="8" svg:d="M3789 4393l2283-1120" svg:viewBox="0 0 2284 1121">
          <text:p/>
        </draw:connector>
        <draw:connector draw:style-name="gr16" draw:text-style-name="P7" draw:layer="layout" draw:type="line" svg:x1="3.789cm" svg:y1="4.393cm" svg:x2="6.074cm" svg:y2="2.531cm" draw:start-shape="id45" draw:start-glue-point="3" draw:end-shape="id48" draw:end-glue-point="8" svg:d="M3789 4393l2285-1862" svg:viewBox="0 0 2286 1863">
          <text:p/>
        </draw:connector>
        <draw:custom-shape draw:style-name="gr38" draw:text-style-name="P16" xml:id="id50" draw:id="id50" draw:layer="layout" svg:width="2.534cm" svg:height="0.651cm" svg:x="22.732cm" svg:y="11.873cm">
          <text:p text:style-name="P15"><text:span text:style-name="T9">evidence_stat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21.916cm" svg:y1="10.9cm" svg:x2="23.999cm" svg:y2="11.873cm" draw:start-shape="id49" draw:start-glue-point="2" draw:end-shape="id50" draw:end-glue-point="4" svg:d="M21916 10900l2083 973" svg:viewBox="0 0 2084 97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8:35:25.163811876</meta:creation-date>
    <meta:editing-duration>PT7M6S</meta:editing-duration>
    <meta:editing-cycles>4</meta:editing-cycles>
    <meta:generator>LibreOffice/6.4.6.2$Linux_X86_64 LibreOffice_project/40$Build-2</meta:generator>
    <dc:title>ERD</dc:title>
    <dc:date>2021-01-13T19:31:32.305833480</dc:date>
    <meta:document-statistic meta:object-count="101"/>
    <meta:template xlink:type="simple" xlink:actuate="onRequest" xlink:title="ERD" xlink:href="../../../../../../../Templates/ERD.otg" meta:date="2021-01-13T18:35:24.397986313"/>
  </office:meta>
</office:document-meta>
</file>